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6.9075in"/>
    </style:style>
    <style:style style:name="co4" style:family="table-column">
      <style:table-column-properties fo:break-before="auto" style:column-width="5.0819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0.2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827in"/>
    </style:style>
    <style:style style:name="co10" style:family="table-column">
      <style:table-column-properties fo:break-before="auto" style:column-width="6.661in"/>
    </style:style>
    <style:style style:name="co11" style:family="table-column">
      <style:table-column-properties fo:break-before="auto" style:column-width="0.6898in"/>
    </style:style>
    <style:style style:name="co12" style:family="table-column">
      <style:table-column-properties fo:break-before="auto" style:column-width="0.861in"/>
    </style:style>
    <style:style style:name="co13" style:family="table-column">
      <style:table-column-properties fo:break-before="auto" style:column-width="2.6728in"/>
    </style:style>
    <style:style style:name="co14" style:family="table-column">
      <style:table-column-properties fo:break-before="auto" style:column-width="9.4811in"/>
    </style:style>
    <style:style style:name="ro1" style:family="table-row">
      <style:table-row-properties style:row-height="0.2236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2311in" fo:break-before="auto" style:use-optimal-row-height="true"/>
    </style:style>
    <style:style style:name="ro4" style:family="table-row">
      <style:table-row-properties style:row-height="0.2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style:font-name="DejaVu Sans" fo:font-size="13pt" style:font-size-asian="13pt" style:font-size-complex="13pt"/>
    </style:style>
    <style:style style:name="ce3" style:family="table-cell" style:parent-style-name="Default">
      <style:table-cell-properties fo:background-color="#c0c0c0"/>
      <style:text-properties style:font-name="DejaVu Sans" fo:font-size="13pt" style:font-size-asian="13pt" style:font-size-complex="13pt"/>
    </style:style>
    <style:style style:name="ce4" style:family="table-cell" style:parent-style-name="Default">
      <style:text-properties style:use-window-font-color="true" style:text-outline="false" style:text-line-through-style="none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font-name="DejaVu Sans" fo:font-size="12pt" fo:language="en" fo:country="US" fo:font-style="normal" fo:text-shadow="none" fo:font-weight="normal" style:text-underline-mode="continuous" style:text-overline-mode="continuous" style:text-line-through-mode="continuous" style:font-name-asian="Monospace" style:font-size-asian="12pt" style:language-asian="en" style:country-asian="US" style:font-style-asian="normal" style:font-weight-asian="normal" style:font-name-complex="Monospace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0c0c0"/>
      <style:text-properties style:use-window-font-color="true" style:text-outline="false" style:text-line-through-style="none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3pt" style:language-asian="en" style:country-asian="US" style:font-style-asian="normal" style:font-weight-asian="normal" style:font-name-complex="Lohit Hindi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font-name="DejaVu Sans" fo:font-size="13pt" fo:language="en" fo:country="US" fo:font-style="normal" fo:text-shadow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DejaVu Sans"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ext-properties style:font-name="DejaVu Sans" fo:font-size="13pt" style:font-name-asian="WenQuanYi Zen Hei" style:font-size-asian="13pt" style:font-name-complex="Lohit Hindi" style:font-size-complex="13pt"/>
    </style:style>
    <style:style style:name="ce11" style:family="table-cell" style:parent-style-name="Default">
      <style:table-cell-properties fo:background-color="#c0c0c0"/>
      <style:text-properties style:font-name="DejaVu Sans" fo:font-size="13pt" style:font-name-asian="WenQuanYi Zen Hei" style:font-size-asian="13pt" style:font-name-complex="Lohit Hindi" style:font-size-complex="13pt"/>
    </style:style>
    <style:style style:name="ce12" style:family="table-cell" style:parent-style-name="Default">
      <style:table-cell-properties fo:background-color="#ffff00"/>
      <style:text-properties style:font-name="DejaVu Sans" fo:font-size="13pt" style:font-size-asian="13pt" style:font-size-complex="13pt"/>
    </style:style>
    <style:style style:name="ce13" style:family="table-cell" style:parent-style-name="Default">
      <style:table-cell-properties fo:background-color="transparent"/>
      <style:text-properties style:font-name="DejaVu Sans" fo:font-size="13pt" style:font-size-asian="13pt" style:font-size-complex="13pt"/>
    </style:style>
    <style:style style:name="T1" style:family="text">
      <style:text-properties fo:color="#1a1a1a" style:text-underline-style="solid" style:text-underline-width="auto" style:text-underline-color="font-color" style:font-name-asian="Monospace" style:font-size-asian="12pt" style:font-name-complex="Monospace" style:font-size-complex="12pt"/>
    </style:style>
    <style:style style:name="T2" style:family="text">
      <style:text-properties style:font-name-asian="Monospace" style:font-size-asian="12pt" style:font-name-complex="Monospace" style:font-size-complex="12pt"/>
    </style:style>
  </office:automatic-styles>
  <office:body>
    <office:spreadsheet>
      <table:table table:name="Messag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>
            <text:p>Level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Messag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hell</text:p>
          </table:table-cell>
          <table:table-cell table:style-name="ce1" office:value-type="string">
            <text:p>Python</text:p>
          </table:table-cell>
          <table:table-cell table:style-name="ce1" office:value-type="string">
            <text:p>C</text:p>
          </table:table-cell>
          <table:table-cell table:style-name="ce1" office:value-type="string">
            <text:p>PHP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Fatal error</text:p>
          </table:table-cell>
          <table:table-cell office:value-type="float" office:value="1">
            <text:p>1</text:p>
          </table:table-cell>
          <table:table-cell office:value-type="string">
            <text:p>Unknown option &lt;option-cli-name&gt;</text:p>
          </table:table-cell>
          <table:table-cell office:value-type="string">
            <text:p>The option name does not correspond to any name described in the program interface XML definiti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1">
            <text:p>1</text:p>
          </table:table-cell>
          <table:table-cell table:style-name="ce4" office:value-type="string">
            <text:p>invalid value for option &lt;option-cli-name&gt;. &lt;expected-values&gt;</text:p>
          </table:table-cell>
          <table:table-cell table:style-name="ce4" office:value-type="string">
            <text:p>The option value does not validate one or more rule of the option's value validator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2">
            <text:p>2</text:p>
          </table:table-cell>
          <table:table-cell table:style-name="ce4" office:value-type="string">
            <text:p>Invalid value for positional argument &lt;number&gt;. &lt;expected values&gt;</text:p>
          </table:table-cell>
          <table:table-cell table:style-name="ce7" office:value-type="string">
            <text:p>The option value does not validate one or more rule of the positional argument's value validator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3">
            <text:p>3</text:p>
          </table:table-cell>
          <table:table-cell table:style-name="ce4" office:value-type="string">
            <text:p>Missing argument for option &lt;option-cli-name&gt;</text:p>
          </table:table-cell>
          <table:table-cell table:style-name="ce4" office:value-type="string">
            <text:p>The argument of a single or multiple argument is missing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4">
            <text:p>4</text:p>
          </table:table-cell>
          <table:table-cell table:style-name="ce4" office:value-type="string">
            <text:p>Missing required option &lt;option-cli-name&gt;</text:p>
          </table:table-cell>
          <table:table-cell table:style-name="ce4" office:value-type="string">
            <text:p>An option marked as required in the program interface XML description file is not present on the command lin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5">
            <text:p>5</text:p>
          </table:table-cell>
          <table:table-cell table:style-name="ce4" office:value-type="string">
            <text:p>At least one of the following options have to be set: &lt;option-cli-name1 ...&gt;</text:p>
          </table:table-cell>
          <table:table-cell table:style-name="ce4"/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6">
            <text:p>6</text:p>
          </table:table-cell>
          <table:table-cell table:style-name="ce4" office:value-type="string">
            <text:p>One of the following options have to be set: &lt;option-cli-name1 ...&gt;</text:p>
          </table:table-cell>
          <table:table-cell table:style-name="ce4"/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7">
            <text:p>7</text:p>
          </table:table-cell>
          <table:table-cell table:style-name="ce4" office:value-type="string">
            <text:p>Required positional argument %d is missing</text:p>
          </table:table-cell>
          <table:table-cell table:style-name="ce7" office:value-type="string">
            <text:p>An positional argument marked as required in the program interface XML description file is not present on the command lin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8">
            <text:p>8</text:p>
          </table:table-cell>
          <table:table-cell table:style-name="ce4" office:value-type="string">
            <text:p>Program does not accept positional arguments</text:p>
          </table:table-cell>
          <table:table-cell table:style-name="ce4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9">
            <text:p>9</text:p>
          </table:table-cell>
          <table:table-cell table:style-name="ce5" office:value-type="string">
            <text:p><text:span text:style-name="T1">Subcommand</text:span><text:span text:style-name="T2"> &lt;sc-name&gt; does not accept positional arguments</text:span></text:p>
          </table:table-cell>
          <table:table-cell table:style-name="ce8"/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10">
            <text:p>10</text:p>
          </table:table-cell>
          <table:table-cell table:style-name="ce4" office:value-type="string">
            <text:p>Too many positional arguments</text:p>
          </table:table-cell>
          <table:table-cell table:style-name="ce4" office:value-type="string">
            <text:p>There is more positional arguments in the command line than the maximum expected by the program or the subcommand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11">
            <text:p>11</text:p>
          </table:table-cell>
          <table:table-cell office:value-type="string">
            <text:p>At least &lt;number&gt; arguments required for &lt;option-cli-name&gt;</text:p>
          </table:table-cell>
          <table:table-cell office:value-type="string">
            <text:p>A multi argument option is present on the command line but the number of argument does not validate its minimal argument count restric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12">
            <text:p>12</text:p>
          </table:table-cell>
          <table:table-cell table:style-name="ce4" office:value-type="string">
            <text:p>Unexpected option &lt;option-cli-name&gt;</text:p>
          </table:table-cell>
          <table:table-cell table:style-name="ce4" office:value-type="string">
            <text:p>An option conflicts with another due to exclusive group restric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rror</text:p>
          </table:table-cell>
          <table:table-cell table:style-name="ce3" office:value-type="float" office:value="13">
            <text:p>13</text:p>
          </table:table-cell>
          <table:table-cell table:style-name="ce6" office:value-type="string">
            <text:p>Option &lt;option-cli-name&gt; does not allow an argument</text:p>
          </table:table-cell>
          <table:table-cell table:style-name="ce6" office:value-type="string">
            <text:p>An argument was given to a switch by combining the value to a long option name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6"/>
        </table:table-row>
        <table:table-row table:style-name="ro1">
          <table:table-cell office:value-type="string">
            <text:p>Warning</text:p>
          </table:table-cell>
          <table:table-cell office:value-type="float" office:value="2">
            <text:p>2</text:p>
          </table:table-cell>
          <table:table-cell table:style-name="ce4" office:value-type="string">
            <text:p>Ignore end-of-argument marker</text:p>
          </table:table-cell>
          <table:table-cell table:style-name="ce4" office:value-type="string">
            <text:p>The 'end-of-argument' marker '-' was set as the first argument of a multi-argument op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table:number-columns-repeated="102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ature" table:style-name="ta1"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8" table:number-columns-repeated="1019" table:default-cell-style-name="ce2"/>
        <table:table-row table:style-name="ro1">
          <table:table-cell table:style-name="ce1" office:value-type="string">
            <text:p>Feature 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hel</text:p>
          </table:table-cell>
          <table:table-cell table:style-name="ce1" office:value-type="string">
            <text:p>Python</text:p>
          </table:table-cell>
          <table:table-cell table:style-name="ce1" office:value-type="string">
            <text:p>C</text:p>
          </table:table-cell>
          <table:table-cell table:style-name="ce1" office:value-type="string">
            <text:p>PHP</text:p>
          </table:table-cell>
          <table:table-cell table:style-name="ce1" table:number-columns-repeated="1018"/>
        </table:table-row>
        <table:table-row table:style-name="ro1">
          <table:table-cell table:style-name="ce9" office:value-type="string">
            <text:p>switch</text:p>
          </table:table-cell>
          <table:table-cell table:style-name="ce9" office:value-type="string">
            <text:p>Switch option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1">
          <table:table-cell table:style-name="ce9" office:value-type="string">
            <text:p>sarg</text:p>
          </table:table-cell>
          <table:table-cell table:style-name="ce9" office:value-type="string">
            <text:p>Single argument option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1">
          <table:table-cell table:style-name="ce9" office:value-type="string">
            <text:p>marg</text:p>
          </table:table-cell>
          <table:table-cell table:style-name="ce9" office:value-type="string">
            <text:p>Multi argument option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1">
          <table:table-cell table:style-name="ce9" office:value-type="string">
            <text:p>grp</text:p>
          </table:table-cell>
          <table:table-cell table:style-name="ce9" office:value-type="string">
            <text:p>Simple option group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1">
          <table:table-cell table:style-name="ce9" office:value-type="string">
            <text:p>xgrp</text:p>
          </table:table-cell>
          <table:table-cell table:style-name="ce9" office:value-type="string">
            <text:p>Mutually exclusive option group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1">
          <table:table-cell table:style-name="ce9" office:value-type="string">
            <text:p>pa</text:p>
          </table:table-cell>
          <table:table-cell table:style-name="ce9" office:value-type="string">
            <text:p>Positional arguments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1">
          <table:table-cell table:style-name="ce9" office:value-type="string">
            <text:p>sc</text:p>
          </table:table-cell>
          <table:table-cell table:style-name="ce9" office:value-type="string">
            <text:p>Subcommand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1">
          <table:table-cell table:style-name="ce9" office:value-type="string">
            <text:p>son</text:p>
          </table:table-cell>
          <table:table-cell table:style-name="ce9" office:value-type="string">
            <text:p>Short option name (-a)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1">
          <table:table-cell table:style-name="ce9" office:value-type="string">
            <text:p>lon</text:p>
          </table:table-cell>
          <table:table-cell table:style-name="ce9" office:value-type="string">
            <text:p>Long option name (--option)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1">
          <table:table-cell office:value-type="string">
            <text:p>eoo</text:p>
          </table:table-cell>
          <table:table-cell office:value-type="string">
            <text:p>End of options marker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eoa</text:p>
          </table:table-cell>
          <table:table-cell office:value-type="string">
            <text:p>End of arguments marker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son-combined</text:p>
          </table:table-cell>
          <table:table-cell office:value-type="string">
            <text:p>Short option name combination (-aBcdE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son-arg-separated</text:p>
          </table:table-cell>
          <table:table-cell office:value-type="string">
            <text:p>Short option name with separated argument (-a value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son-arg-combined</text:p>
          </table:table-cell>
          <table:table-cell office:value-type="string">
            <text:p>Short option name with combined argument (-aValue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lon-arg-seperated</text:p>
          </table:table-cell>
          <table:table-cell office:value-type="string">
            <text:p>Long option name with separated argument (--arg value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lon-arg-combined</text:p>
          </table:table-cell>
          <table:table-cell office:value-type="string">
            <text:p>Long option name with combined argument (--arg=value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on-aliasing</text:p>
          </table:table-cell>
          <table:table-cell office:value-type="string">
            <text:p>Option name aliasing between global options and subcommand options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escape-markers</text:p>
          </table:table-cell>
          <table:table-cell office:value-type="string">
            <text:p>Escape markers by prefixing it with a backslash (\--option-name \--eoa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cifications" table:style-name="ta1">
        <table:table-column table:style-name="co13" table:default-cell-style-name="ce2"/>
        <table:table-column table:style-name="co14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8" table:number-columns-repeated="1019" table:default-cell-style-name="ce2"/>
        <table:table-row table:style-name="ro1">
          <table:table-cell table:style-name="ce1" office:value-type="string">
            <text:p>Behavior 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hel</text:p>
          </table:table-cell>
          <table:table-cell table:style-name="ce1" office:value-type="string">
            <text:p>Python</text:p>
          </table:table-cell>
          <table:table-cell table:style-name="ce1" office:value-type="string">
            <text:p>C</text:p>
          </table:table-cell>
          <table:table-cell table:style-name="ce1" office:value-type="string">
            <text:p>PHP</text:p>
          </table:table-cell>
          <table:table-cell table:style-name="ce1" table:number-columns-repeated="1018"/>
        </table:table-row>
        <table:table-row table:style-name="ro3">
          <table:table-cell table:style-name="ce3" office:value-type="string">
            <text:p>sarg-missing-arg</text:p>
          </table:table-cell>
          <table:table-cell table:style-name="ce3" office:value-type="string">
            <text:p>Raise error on missing argument for single argument option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marg-missing-arg</text:p>
          </table:table-cell>
          <table:table-cell table:style-name="ce3" office:value-type="string">
            <text:p>Raise error on missing argument for multiple argument option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11" office:value-type="string">
            <text:p>marg-arg-stop-at-on</text:p>
          </table:table-cell>
          <table:table-cell table:style-name="ce3" office:value-type="string">
            <text:p>Stop considering current command line argument as arguments of option when an option name is found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11" office:value-type="string">
            <text:p>marg-arg-append</text:p>
          </table:table-cell>
          <table:table-cell table:style-name="ce3" office:value-type="string">
            <text:p>Append arguments of all multi-argument option apparition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marg-max-rule</text:p>
          </table:table-cell>
          <table:table-cell table:style-name="ce3" office:value-type="string">
            <text:p>Stop considering current command line argument as arguments of muoption if argument limit is reached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office:value-type="string">
            <text:p>marg-invalid-arg-null</text:p>
          </table:table-cell>
          <table:table-cell office:value-type="string">
            <text:p>If argument does not validate multi argument specs, add as null value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12" office:value-type="string">
            <text:p>grp-subgrp</text:p>
          </table:table-cell>
          <table:table-cell table:style-name="ce12" office:value-type="string">
            <text:p>Option group may contains sub groups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table:number-columns-repeated="1018"/>
        </table:table-row>
        <table:table-row table:style-name="ro3">
          <table:table-cell office:value-type="string">
            <text:p>grp-set-cascade</text:p>
          </table:table-cell>
          <table:table-cell office:value-type="string">
            <text:p>Mark all parent groups as present (set) when a sub option is se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xgrp-same-option</text:p>
          </table:table-cell>
          <table:table-cell office:value-type="string">
            <text:p>The same option of an exclusive group can appear more than once without err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xgrp-mutex</text:p>
          </table:table-cell>
          <table:table-cell office:value-type="string">
            <text:p>Check mutual exclusion rule in exclusive group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sc-name</text:p>
          </table:table-cell>
          <table:table-cell table:style-name="ce3" office:value-type="string">
            <text:p>A sub command name must appear as the first positional argument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sc-alias-name</text:p>
          </table:table-cell>
          <table:table-cell table:style-name="ce3" office:value-type="string">
            <text:p>Always report active subcommand by its main name, even if an alias was used on the command line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sc-options</text:p>
          </table:table-cell>
          <table:table-cell table:style-name="ce3" office:value-type="string">
            <text:p>Subcommand options support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on-aliasing-before-sc</text:p>
          </table:table-cell>
          <table:table-cell table:style-name="ce3" office:value-type="string">
            <text:p>Aliased option names positioned before subcommand name refer to program-scope options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on-aliasing-after-sc</text:p>
          </table:table-cell>
          <table:table-cell table:style-name="ce3" office:value-type="string">
            <text:p>Aliased option names positioned after subcommand name refer to subcommand-scope options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on-firstarg-exception</text:p>
          </table:table-cell>
          <table:table-cell table:style-name="ce3" office:value-type="string">
            <text:p>Ignore option name if the previous command line argument is a single/multiple argument option name (without combined argument)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1">
          <table:table-cell table:style-name="ce11" office:value-type="string">
            <text:p>son-combined-arg-at-last</text:p>
          </table:table-cell>
          <table:table-cell table:style-name="ce3" office:value-type="string">
            <text:p>A (multi)argument option appears in the short option name combination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office:value-type="string">
            <text:p>eoa-outofcontext</text:p>
          </table:table-cell>
          <table:table-cell office:value-type="string">
            <text:p>Ignore eod-of-argument behavior outside of multi-argument option parsing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eoa-firstarg-exception</text:p>
          </table:table-cell>
          <table:table-cell table:style-name="ce3" office:value-type="string">
            <text:p>Do not consider – as the first argument of the current multi argument option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escape-eoa</text:p>
          </table:table-cell>
          <table:table-cell table:style-name="ce3" office:value-type="string">
            <text:p>Escape end-of-arguments marker by prefixing it with a backslash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escape-eoo</text:p>
          </table:table-cell>
          <table:table-cell table:style-name="ce3" office:value-type="string">
            <text:p>Escape end-of-options marker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>
            <text:p>escape-son</text:p>
          </table:table-cell>
          <table:table-cell table:style-name="ce3" office:value-type="string">
            <text:p>Escape short option name markers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escape-lon</text:p>
          </table:table-cell>
          <table:table-cell table:style-name="ce3" office:value-type="string">
            <text:p>Escape long option name markers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>
            <text:p>escape-unescape</text:p>
          </table:table-cell>
          <table:table-cell table:style-name="ce3" office:value-type="string">
            <text:p>Remove leading backslash when escaped marker is stored as (positional) argument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1">
          <table:table-cell office:value-type="string">
            <text:p>parse-unexpected-option</text:p>
          </table:table-cell>
          <table:table-cell office:value-type="string">
            <text:p>Parse option normally even if the option breaks a mutually exclusive rule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parse-call-all-validators</text:p>
          </table:table-cell>
          <table:table-cell office:value-type="string">
            <text:p>Call all argument validators (even if a preceding one failed to validate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postproc-required</text:p>
          </table:table-cell>
          <table:table-cell office:value-type="string">
            <text:p>Look for missing required option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11" office:value-type="string">
            <text:p>postproc-marg-minmax</text:p>
          </table:table-cell>
          <table:table-cell table:style-name="ce3" office:value-type="string">
            <text:p>Minimum and maximum argument count rules are checked after all command line argument were parsed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13" office:value-type="string">
            <text:p>postproc-sarg-default</text:p>
          </table:table-cell>
          <table:table-cell table:style-name="ce13" office:value-type="string">
            <text:p>Set single argument default value if the option was not present and does not break mutual-exclusion rule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3">
          <table:table-cell office:value-type="string">
            <text:p>postproc-unset-option</text:p>
          </table:table-cell>
          <table:table-cell office:value-type="string">
            <text:p>Unset present options which does not validate the post-processing phase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style-name="ce12" office:value-type="string">
            <text:p>validation-number</text:p>
          </table:table-cell>
          <table:table-cell table:style-name="ce12" office:value-type="string">
            <text:p>Check if argument is a number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table:number-columns-repeated="1018"/>
        </table:table-row>
        <table:table-row table:style-name="ro4">
          <table:table-cell table:style-name="ce12" office:value-type="string">
            <text:p>validation-number-range</text:p>
          </table:table-cell>
          <table:table-cell table:style-name="ce12" office:value-type="string">
            <text:p>Check if a number argument is between a given interval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table:number-columns-repeated="1018"/>
        </table:table-row>
        <table:table-row table:style-name="ro3">
          <table:table-cell office:value-type="string">
            <text:p>validation-pathexists</text:p>
          </table:table-cell>
          <table:table-cell office:value-type="string">
            <text:p>Validate existence of filesystem item existence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3">
          <table:table-cell office:value-type="string">
            <text:p>validation-pathaccess</text:p>
          </table:table-cell>
          <table:table-cell office:value-type="string">
            <text:p>Validate filesystem item permissions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3">
          <table:table-cell office:value-type="string">
            <text:p>validation-pathkind</text:p>
          </table:table-cell>
          <table:table-cell office:value-type="string">
            <text:p>Validate filesystem item kind(s)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validation-enum</text:p>
          </table:table-cell>
          <table:table-cell table:style-name="ce3" office:value-type="string">
            <text:p>Validate restricted value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1">00/00/0000</text:date>, <text:time style:data-style-name="N2" text:time-value="0000-00-00T14:03: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ud Guillard</meta:initial-creator>
    <meta:creation-date>2012-10-07T12:57:57</meta:creation-date>
    <dc:date>2013-04-21T14:23:21</dc:date>
    <meta:editing-duration>P1DT6H23M46S</meta:editing-duration>
    <meta:editing-cycles>76</meta:editing-cycles>
    <meta:generator>LibreOffice/4.0.0.3$Linux_X86_64 LibreOffice_project/7545bee9c2a0782548772a21bc84a9dcc583b89</meta:generator>
    <dc:creator>Renaud Guillard</dc:creator>
    <meta:document-statistic meta:table-count="3" meta:cell-count="460" meta:object-count="0"/>
  </office:meta>
</office:document-meta>
</file>